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2.3472in" fo:margin-left="-0.0097in" fo:margin-right="4.5875in" fo:break-before="auto" fo:break-after="auto" table:align="margins" fo:keep-with-next="auto"/>
    </style:style>
    <style:style style:name="Table1.A" style:family="table-column">
      <style:table-column-properties style:column-width="1.5125in" style:rel-column-width="42229*"/>
    </style:style>
    <style:style style:name="Table1.B" style:family="table-column">
      <style:table-column-properties style:column-width="0.8347in" style:rel-column-width="23306*"/>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cccccc"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B11"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2.625in" fo:margin-left="0.0181in" fo:margin-right="4.2819in" table:align="margins" fo:keep-with-next="always" style:may-break-between-rows="false"/>
    </style:style>
    <style:style style:name="Table2.A" style:family="table-column">
      <style:table-column-properties style:column-width="1.3889in" style:rel-column-width="34674*"/>
    </style:style>
    <style:style style:name="Table2.B" style:family="table-column">
      <style:table-column-properties style:column-width="1.2361in" style:rel-column-width="30861*"/>
    </style:style>
    <style:style style:name="Table2.1" style:family="table-row">
      <style:table-row-properties style:keep-together="false" fo:keep-together="always"/>
    </style:style>
    <style:style style:name="Table2.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cccccc"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B11"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officeooo:rsid="0005afbf" officeooo:paragraph-rsid="0005afbf"/>
    </style:style>
    <style:style style:name="P2" style:family="paragraph" style:parent-style-name="Standard">
      <style:text-properties officeooo:rsid="0005f84a" officeooo:paragraph-rsid="0005f84a"/>
    </style:style>
    <style:style style:name="P3" style:family="paragraph" style:parent-style-name="Standard">
      <style:text-properties officeooo:rsid="000858ae" officeooo:paragraph-rsid="000858ae"/>
    </style:style>
    <style:style style:name="P4" style:family="paragraph" style:parent-style-name="Standard">
      <style:paragraph-properties fo:break-before="page"/>
      <style:text-properties officeooo:rsid="0005afbf" officeooo:paragraph-rsid="0005afbf"/>
    </style:style>
    <style:style style:name="P5" style:family="paragraph" style:parent-style-name="Table">
      <style:text-properties officeooo:paragraph-rsid="000bceef"/>
    </style:style>
    <style:style style:name="P6" style:family="paragraph" style:parent-style-name="Table_20_Contents">
      <style:text-properties officeooo:paragraph-rsid="000b16a0"/>
    </style:style>
    <style:style style:name="P7" style:family="paragraph" style:parent-style-name="Standard" style:list-style-name="L1">
      <style:text-properties officeooo:rsid="0005afbf" officeooo:paragraph-rsid="000891bb"/>
    </style:style>
    <style:style style:name="P8" style:family="paragraph" style:parent-style-name="Standard" style:list-style-name="L1">
      <style:text-properties officeooo:rsid="000891bb" officeooo:paragraph-rsid="000891bb"/>
    </style:style>
    <style:style style:name="P9" style:family="paragraph" style:parent-style-name="Standard" style:list-style-name="L1">
      <style:text-properties officeooo:rsid="000916c3" officeooo:paragraph-rsid="000916c3"/>
    </style:style>
    <style:style style:name="P10" style:family="paragraph" style:parent-style-name="Standard">
      <style:text-properties officeooo:rsid="000916c3" officeooo:paragraph-rsid="000916c3"/>
    </style:style>
    <style:style style:name="P11" style:family="paragraph" style:parent-style-name="Standard">
      <style:text-properties officeooo:rsid="000b16a0" officeooo:paragraph-rsid="000b16a0"/>
    </style:style>
    <style:style style:name="P12" style:family="paragraph" style:parent-style-name="Standard">
      <style:text-properties officeooo:rsid="000b16a0" officeooo:paragraph-rsid="000bceef"/>
    </style:style>
    <style:style style:name="P13" style:family="paragraph" style:parent-style-name="Standard">
      <style:text-properties officeooo:rsid="000bceef" officeooo:paragraph-rsid="000bceef"/>
    </style:style>
    <style:style style:name="P14" style:family="paragraph" style:parent-style-name="Standard">
      <style:text-properties officeooo:rsid="000bceef" officeooo:paragraph-rsid="000f92fd"/>
    </style:style>
    <style:style style:name="P15" style:family="paragraph" style:parent-style-name="Standard">
      <style:paragraph-properties fo:break-before="auto" fo:break-after="auto"/>
      <style:text-properties officeooo:rsid="000bceef" officeooo:paragraph-rsid="000b16a0"/>
    </style:style>
    <style:style style:name="P16" style:family="paragraph" style:parent-style-name="Standard">
      <style:paragraph-properties fo:break-before="page"/>
      <style:text-properties officeooo:rsid="000b16a0" officeooo:paragraph-rsid="000bceef"/>
    </style:style>
    <style:style style:name="P17" style:family="paragraph" style:parent-style-name="Table_20_Contents">
      <style:text-properties officeooo:rsid="000b16a0" officeooo:paragraph-rsid="000b16a0"/>
    </style:style>
    <style:style style:name="P18" style:family="paragraph" style:parent-style-name="Table_20_Contents">
      <style:text-properties officeooo:rsid="000bceef" officeooo:paragraph-rsid="000bceef"/>
    </style:style>
    <style:style style:name="T1" style:family="text">
      <style:text-properties officeooo:rsid="000891bb"/>
    </style:style>
    <style:style style:name="T2" style:family="text">
      <style:text-properties officeooo:rsid="000916c3"/>
    </style:style>
    <style:style style:name="T3" style:family="text">
      <style:text-properties officeooo:rsid="000b16a0"/>
    </style:style>
    <style:style style:name="T4" style:family="text">
      <style:text-properties officeooo:rsid="000bceef"/>
    </style:style>
    <style:style style:name="T5" style:family="text">
      <style:text-properties officeooo:rsid="000f92f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llocation Extraction</text:p>
      <text:p text:style-name="P1"/>
      <text:p text:style-name="P1">The aim of the project was to investigate various methods of extracting collocations from a corpus and finding relations between them. In the project “Brown Corpus” was used. The first idea how to accomplish project was to write a program to get the data from the corpus and compute required information.</text:p>
      <text:p text:style-name="P1"/>
      <text:p text:style-name="P1">Problems</text:p>
      <text:p text:style-name="P1"/>
      <text:p text:style-name="P1">From the first look the easiest solution seemed to be writing Ruby script to get required results. But after having half of the project done, Ruby showed unusable performance working with large XML files. Brown Corpus which is 27 MB flushed 4 GB of RAM and script usually stopped responding. Problem was solved by choosing Java provided XML parsing engine which performed reasonably good.</text:p>
      <text:p text:style-name="P1"/>
      <text:p text:style-name="P1">Application</text:p>
      <text:p text:style-name="P1"/>
      <text:p text:style-name="P2">Application is written in Java and put into jar archive, so it should be portable. Application has command line interface it means that all options and parameters should be passed to program through command line. Application is absolutely dependent on <text:s/>data file, so datafile should be built on Brown XML schema, otherwise program will not work or the result will be undetermined.</text:p>
      <text:p text:style-name="P2"/>
      <text:p text:style-name="P2">Using Application</text:p>
      <text:p text:style-name="P2"/>
      <text:p text:style-name="P2">To run it You should navigate to the folder where you keep Collocation.jar file and type into command line:</text:p>
      <text:p text:style-name="P2">java -jar Collocation.jar [data_file] [output_file] [options] </text:p>
      <text:p text:style-name="P2">Options:</text:p>
      <text:p text:style-name="P2">-f – scan data file for bigrams and write results to output file;</text:p>
      <text:p text:style-name="P2">-c – scan data file for bigrams, compute chi values for every bigram and write results to output file;</text:p>
      <text:p text:style-name="P2">[number] – (e.g. 1000) how many values to write to output file;</text:p>
      <text:p text:style-name="P2"/>
      <text:p text:style-name="P3">Steps completed:</text:p>
      <text:list xml:id="list1272393777" text:style-name="L1">
        <text:list-item>
          <text:p text:style-name="P7"><text:span text:style-name="T1">Downloaded Brown Corpus from </text:span>http://nltk.googlecode.com/svn/trunk/nltk_data/index.xml . <text:span text:style-name="T1">Checked structure of corpus. Found that the corpus is divided into parts. These parts are placed in separate XML files or in corpus file under &lt;text&gt; tags. Those part files were used for development because they have the same structure as full corpus while they are 100 times smaller so to test application on them was a good decision because the duration of running application on full corpus is about 1 minute.</text:span></text:p>
        </text:list-item>
        <text:list-item>
          <text:p text:style-name="P8">This requirement was taken into account as a rule for building bigrams. So words like “dogs”, “went” was not taken because their type are not included into set of types {NN, JJ, VB}. Because of this the total number of collocations were decreased dramatically so less computations had to be done.</text:p>
          <text:list>
            <text:list-item>
              <text:p text:style-name="P7"><text:span text:style-name="T1">Bigrams ware stored in memory as strings in format “[word]/[type]_[word]/[type]” </text:span><text:span text:style-name="T2">and</text:span><text:span text:style-name="T1"> stored in hashmap data structure, where key was a bigram and the value was number of occurrences of </text:span><text:span text:style-name="T2">this</text:span><text:span text:style-name="T1"> bigram </text:span><text:span text:style-name="T2">within corpus</text:span><text:span text:style-name="T1">. After reading data file hashmap with bigrams is converted into array, sorted </text:span><text:span text:style-name="T2">in descending order</text:span><text:span text:style-name="T1">, and writen into output file to store the results. </text:span><text:span text:style-name="T2">Output file is just plain text where in every line there are two things separated with space. First thing is bigram, second is number of occurences. </text:span></text:p>
            </text:list-item>
            <text:list-item>
              <text:p text:style-name="P9"><text:soft-page-break/>Same structure of saving bigrams as in sten 2.1 but besides this in order to count chi-square values there is a need to know number of occurences of heads and tails of bigrams, so I decided to save heads and tails with the number of their occurrences in other hashmaps instead of computing data from base data structure – mere space needed but faster execution time. After chi-square values are computed, bigrams are stored in array, this array is sorted in descending order and written to output file in the same format as in the step 2.1.</text:p>
            </text:list-item>
          </text:list>
        </text:list-item>
      </text:list>
      <text:p text:style-name="P10"/>
      <text:p text:style-name="P10"/>
      <text:p text:style-name="P11">Description of Results</text:p>
      <text:p text:style-name="P11"/>
      <text:p text:style-name="P11">Simple frequency.</text:p>
      <text:p text:style-name="P15"/>
      <table:table table:name="Table1" table:style-name="Table1">
        <table:table-column table:style-name="Table1.A"/>
        <table:table-column table:style-name="Table1.B"/>
        <table:table-row>
          <table:table-cell table:style-name="Table1.A1" office:value-type="string">
            <text:p text:style-name="P17">Bigram</text:p>
          </table:table-cell>
          <table:table-cell table:style-name="Table1.B1" office:value-type="string">
            <text:p text:style-name="P6"><text:span text:style-name="T3">Freq</text:span><text:span text:style-name="T4">uency</text:span></text:p>
          </table:table-cell>
        </table:table-row>
        <table:table-row>
          <table:table-cell table:style-name="Table1.A2" office:value-type="string">
            <text:p text:style-name="P17">af/NN_af/NN</text:p>
          </table:table-cell>
          <table:table-cell table:style-name="Table1.B2" office:value-type="string">
            <text:p text:style-name="P17">299 </text:p>
          </table:table-cell>
        </table:table-row>
        <table:table-row>
          <table:table-cell table:style-name="Table1.A2" office:value-type="string">
            <text:p text:style-name="P17">high/JJ_school/NN </text:p>
          </table:table-cell>
          <table:table-cell table:style-name="Table1.B2" office:value-type="string">
            <text:p text:style-name="P17">78 </text:p>
          </table:table-cell>
        </table:table-row>
        <table:table-row>
          <table:table-cell table:style-name="Table1.A2" office:value-type="string">
            <text:p text:style-name="P17">world/NN_war/NN </text:p>
          </table:table-cell>
          <table:table-cell table:style-name="Table1.B4" office:value-type="string">
            <text:p text:style-name="P17">69 </text:p>
          </table:table-cell>
        </table:table-row>
        <table:table-row>
          <table:table-cell table:style-name="Table1.A2" office:value-type="string">
            <text:p text:style-name="P17">white/JJ_house/NN </text:p>
          </table:table-cell>
          <table:table-cell table:style-name="Table1.B2" office:value-type="string">
            <text:p text:style-name="P17">68 </text:p>
          </table:table-cell>
        </table:table-row>
        <table:table-row>
          <table:table-cell table:style-name="Table1.A2" office:value-type="string">
            <text:p text:style-name="P17">fiscal/JJ_year/NN </text:p>
          </table:table-cell>
          <table:table-cell table:style-name="Table1.B2" office:value-type="string">
            <text:p text:style-name="P17">67 </text:p>
          </table:table-cell>
        </table:table-row>
        <table:table-row>
          <table:table-cell table:style-name="Table1.A2" office:value-type="string">
            <text:p text:style-name="P17">old/JJ_man/NN </text:p>
          </table:table-cell>
          <table:table-cell table:style-name="Table1.B2" office:value-type="string">
            <text:p text:style-name="P17">67 </text:p>
          </table:table-cell>
        </table:table-row>
        <table:table-row>
          <table:table-cell table:style-name="Table1.A2" office:value-type="string">
            <text:p text:style-name="P17">peace/NN_corps/NN</text:p>
          </table:table-cell>
          <table:table-cell table:style-name="Table1.B2" office:value-type="string">
            <text:p text:style-name="P17">57 </text:p>
          </table:table-cell>
        </table:table-row>
        <table:table-row>
          <table:table-cell table:style-name="Table1.A2" office:value-type="string">
            <text:p text:style-name="P17">long/JJ_time/NN </text:p>
          </table:table-cell>
          <table:table-cell table:style-name="Table1.B2" office:value-type="string">
            <text:p text:style-name="P17">50 </text:p>
          </table:table-cell>
        </table:table-row>
        <table:table-row>
          <table:table-cell table:style-name="Table1.A2" office:value-type="string">
            <text:p text:style-name="P17">young/JJ_man/NN </text:p>
          </table:table-cell>
          <table:table-cell table:style-name="Table1.B2" office:value-type="string">
            <text:p text:style-name="P17">50 </text:p>
          </table:table-cell>
        </table:table-row>
        <table:table-row>
          <table:table-cell table:style-name="Table1.A2" office:value-type="string">
            <text:p text:style-name="P17">time/NN_time/NN </text:p>
          </table:table-cell>
          <table:table-cell table:style-name="Table1.B11" office:value-type="float" office:value="47">
            <text:p text:style-name="P17">47</text:p>
          </table:table-cell>
        </table:table-row>
      </table:table>
      <text:p text:style-name="P5">Table <text:sequence text:ref-name="refTable0" text:name="Table" text:formula="ooow:Table+1" style:num-format="1">1</text:sequence>: 10 most frequent bigrams</text:p>
      <text:p text:style-name="P5"><text:span text:style-name="T3">First of all, I should say that there were no result cleaning did because there were no such requirement, so the results are very raw. The most frequent bigram is “af/NN_af/NN” which </text:span><text:span text:style-name="T4">is quite strange because it </text:span><text:span text:style-name="T3">has no meaning but in corpus file </text:span><text:span text:style-name="T4">occurences of </text:span><text:span text:style-name="T3">th</text:span><text:span text:style-name="T4">is</text:span><text:span text:style-name="T3"> word are very often. We can check if in the corpus there is such a word by simply running</text:span><text:span text:style-name="T4"> UNIX shell utility grep by typing </text:span><text:span text:style-name="T3">“grep -i “&gt;af&lt;” [data_file]” and in the terminal should be printed each line where this word occurs. Other </text:span><text:span text:style-name="T4">most frequent</text:span><text:span text:style-name="T3"> bigrams </text:span><text:span text:style-name="T4">look good</text:span><text:span text:style-name="T3"> are likely to be true </text:span><text:span text:style-name="T4">collocations</text:span><text:span text:style-name="T3">. In conclusion, result of simple frequency counting are reliable. </text:span></text:p>
      <text:p text:style-name="P12"/>
      <text:p text:style-name="P16"/>
      <text:p text:style-name="P13">Chi-square values </text:p>
      <table:table table:name="Table2" table:style-name="Table2">
        <table:table-column table:style-name="Table2.A"/>
        <table:table-column table:style-name="Table2.B"/>
        <table:table-row table:style-name="Table2.1">
          <table:table-cell table:style-name="Table2.A1" office:value-type="string">
            <text:p text:style-name="P18">Bigram</text:p>
          </table:table-cell>
          <table:table-cell table:style-name="Table2.B1" office:value-type="string">
            <text:p text:style-name="P18">Chi-square value</text:p>
          </table:table-cell>
        </table:table-row>
        <table:table-row table:style-name="Table2.1">
          <table:table-cell table:style-name="Table2.A2" office:value-type="string">
            <text:p text:style-name="P18">new/JJ_time/NN </text:p>
          </table:table-cell>
          <table:table-cell table:style-name="Table2.B2" office:value-type="string">
            <text:p text:style-name="P18">13.365136 </text:p>
          </table:table-cell>
        </table:table-row>
        <table:table-row table:style-name="Table2.1">
          <table:table-cell table:style-name="Table2.A2" office:value-type="string">
            <text:p text:style-name="P18">new/JJ_af/NN </text:p>
          </table:table-cell>
          <table:table-cell table:style-name="Table2.B2" office:value-type="string">
            <text:p text:style-name="P18">11.17747 </text:p>
          </table:table-cell>
        </table:table-row>
        <table:table-row table:style-name="Table2.1">
          <table:table-cell table:style-name="Table2.A2" office:value-type="string">
            <text:p text:style-name="P18">new/JJ_man/NN </text:p>
          </table:table-cell>
          <table:table-cell table:style-name="Table2.B2" office:value-type="string">
            <text:p text:style-name="P18">9.893212 </text:p>
          </table:table-cell>
        </table:table-row>
        <table:table-row table:style-name="Table2.1">
          <table:table-cell table:style-name="Table2.A2" office:value-type="string">
            <text:p text:style-name="P18">new/JJ_state/NN </text:p>
          </table:table-cell>
          <table:table-cell table:style-name="Table2.B2" office:value-type="string">
            <text:p text:style-name="P18">9.193513 </text:p>
          </table:table-cell>
        </table:table-row>
        <table:table-row table:style-name="Table2.1">
          <table:table-cell table:style-name="Table2.A2" office:value-type="string">
            <text:p text:style-name="P18">time/NN_time/NN </text:p>
          </table:table-cell>
          <table:table-cell table:style-name="Table2.B2" office:value-type="string">
            <text:p text:style-name="P18">9.18815 </text:p>
          </table:table-cell>
        </table:table-row>
        <table:table-row table:style-name="Table2.1">
          <table:table-cell table:style-name="Table2.A2" office:value-type="string">
            <text:p text:style-name="P18">such/JJ_time/NN </text:p>
          </table:table-cell>
          <table:table-cell table:style-name="Table2.B2" office:value-type="string">
            <text:p text:style-name="P18">8.548816 </text:p>
          </table:table-cell>
        </table:table-row>
        <table:table-row table:style-name="Table2.1">
          <table:table-cell table:style-name="Table2.A2" office:value-type="string">
            <text:p text:style-name="P18">time/NN_af/NN </text:p>
          </table:table-cell>
          <table:table-cell table:style-name="Table2.B2" office:value-type="string">
            <text:p text:style-name="P18">7.684192 </text:p>
          </table:table-cell>
        </table:table-row>
        <table:table-row table:style-name="Table2.1">
          <table:table-cell table:style-name="Table2.A2" office:value-type="string">
            <text:p text:style-name="P18">af/NN_time/NN </text:p>
          </table:table-cell>
          <table:table-cell table:style-name="Table2.B2" office:value-type="string">
            <text:p text:style-name="P18">7.684192 </text:p>
          </table:table-cell>
        </table:table-row>
        <table:table-row table:style-name="Table2.1">
          <table:table-cell table:style-name="Table2.A2" office:value-type="string">
            <text:p text:style-name="P18">new/JJ_way/NN </text:p>
          </table:table-cell>
          <table:table-cell table:style-name="Table2.B2" office:value-type="string">
            <text:p text:style-name="P18">7.333554 </text:p>
          </table:table-cell>
        </table:table-row>
        <table:table-row table:style-name="Table2.1">
          <table:table-cell table:style-name="Table2.A2" office:value-type="string">
            <text:p text:style-name="P18">such/JJ_af/NN </text:p>
          </table:table-cell>
          <table:table-cell table:style-name="Table2.B11" office:value-type="float" office:value="7.149507">
            <text:p text:style-name="P18">7.15</text:p>
          </table:table-cell>
        </table:table-row>
      </table:table>
      <text:p text:style-name="Table">Table <text:sequence text:ref-name="refTable1" text:name="Table" text:formula="ooow:Table+1" style:num-format="1">2</text:sequence>: Top 10 chi-square values</text:p>
      <text:p text:style-name="P13">What does it mean?</text:p>
      <text:p text:style-name="P13"/>
      <text:p text:style-name="P13"/>
      <text:p text:style-name="P14"><text:span text:style-name="T5">Total number of words with type “NN” found in Corpus.xml file is 168026.</text:span></text:p>
      <text:p text:style-name="P14"><text:span text:style-name="T5">Total number of words with type “JJ” found in Corpus.xml file is 68728.</text:span></text:p>
      <text:p text:style-name="P14"><text:span text:style-name="T5">Total number of words with type “VB” found in file Corpus.xml file is 33985.</text:span></text:p>
      <text:p text:style-name="P14"><text:span text:style-name="T5">Total number of bigrams found in Corpus.xml file is 300340. To find this number count_all_bigrams.rb script was written.</text:span></text:p>
      <text:p text:style-name="P4">TOPIC: "Collocation Extraction" </text:p>
      <text:p text:style-name="P1">PAPER: </text:p>
      <text:p text:style-name="P1">Dekang Lin, "Extracting Collocations from Text Corpora". </text:p>
      <text:p text:style-name="P1">PROJECT: </text:p>
      <text:p text:style-name="P1">Investigate various methods of extracting collocations from a corpus and finding </text:p>
      <text:p text:style-name="P1"><text:s text:c="2"/>relations between them. </text:p>
      <text:p text:style-name="P1">Steps: </text:p>
      <text:p text:style-name="P1">1. Download the Brown Corpus <text:bookmark-start text:name="__DdeLink__244_1418979845"/>http://nltk.googlecode.com/svn/trunk/nltk_data/index.xml <text:bookmark-end text:name="__DdeLink__244_1418979845"/></text:p>
      <text:p text:style-name="P1">2. Search for continuous collocations of length 2 (bigrams), and accept only </text:p>
      <text:p text:style-name="P1"><text:s text:c="2"/>collocations that match one of the following patterns: NN_NN, JJ_NN, VB_NN. </text:p>
      <text:p text:style-name="P1">Find collocations using different methods: </text:p>
      <text:p text:style-name="P1">2a. Simple frequency counting: For each collocation, keep track of its count and </text:p>
      <text:p text:style-name="P1"><text:s text:c="2"/>the location within the corpus of all occurrence. Sort the collocations by </text:p>
      <text:p text:style-name="P1"><text:s text:c="2"/>frequency count, and take the top 1000. </text:p>
      <text:p text:style-name="P1">2b. Same fashion as in the simple frequency count, but at the end compute the </text:p>
      <text:p text:style-name="P1"><text:s text:c="2"/>chi-squares values of the collocations, and order the collocations by </text:p>
      <text:p text:style-name="P1"><text:s text:c="2"/>decreasing chi-square value. </text:p>
      <text:p text:style-name="P1">3. Look for similar collocations: </text:p>
      <text:p text:style-name="P1">3a. Take the list of the top N collocations found counting simple frequency (2a) </text:p>
      <text:p text:style-name="P1"><text:s text:c="3"/>and try to measure the correlation between two of them and the rest. </text:p>
      <text:p text:style-name="P1">3b.For each collocation, take 200 words of the context around each occurrence </text:p>
      <text:p text:style-name="P1"><text:s text:c="2"/>and obtain counts of the words occurring in the context window of that </text:p>
      <text:p text:style-name="P1"><text:s text:c="2"/>collocation. </text:p>
      <text:p text:style-name="P1">3c. Measure similarities between these distributions and the target collocation </text:p>
      <text:p text:style-name="P1"><text:s text:c="2"/>using one of the following metrics: Manhattan distance, Euclidean distance, </text:p>
      <text:p text:style-name="P1"><text:s text:c="2"/>Cosine, or Information Radius. </text:p>
      <text:p text:style-name="P1">3d. Report the top 10 "closest" collocations for each target word. </text:p>
      <text:p text:style-name="P1"/>
      <text:p text:style-name="P1">I wrote you the steps you have to carry out in order to accomplish your project. </text:p>
      <text:p text:style-name="P1"><text:s text:c="2"/>I hope the procedure is clear. </text:p>
      <text:p text:style-name="P1"/>
      <text:p text:style-name="P1">Please, tell me if you think it is fine with you. </text:p>
      <text:p text:style-name="P1"/>
      <text:p text:style-name="P1">Thanks. </text:p>
      <text:p text:style-name="P1"/>
      <text:p text:style-name="P1">Best, </text:p>
      <text:p text:style-name="P1">Ele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j </meta:initial-creator>
    <meta:creation-date>2011-01-07T23:15:26</meta:creation-date>
    <dc:date>2011-01-09T14:57:39</dc:date>
    <dc:creator>dj </dc:creator>
    <meta:editing-duration>PT20H05M45S</meta:editing-duration>
    <meta:editing-cycles>5</meta:editing-cycles>
    <meta:generator>OpenOffice.org/3.2$Unix OpenOffice.org_project/320m19$Build-9505</meta:generator>
    <meta:document-statistic meta:table-count="2" meta:image-count="0" meta:object-count="0" meta:page-count="4" meta:paragraph-count="106" meta:word-count="1064" meta:character-count="6650"/>
  </office:meta>
</office:document-meta>
</file>